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7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_studenta</text:p>
          </table:table-cell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d_uczelni</text:p>
          </table:table-cell>
          <table:table-cell office:value-type="string" calcext:value-type="string">
            <text:p>miejsce_zam</text:p>
          </table:table-cell>
          <table:table-cell office:value-type="string" calcext:value-type="string">
            <text:p>rok_studiow</text:p>
          </table:table-cell>
          <table:table-cell office:value-type="string" calcext:value-type="string">
            <text:p>dochod_na_osob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Gawl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row Kujawski</text:p>
          </table:table-cell>
          <table:table-cell office:value-type="string" calcext:value-type="string">
            <text:p>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yrbu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Banasi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a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pi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Choj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ernia</text:p>
          </table:table-cell>
          <table:table-cell office:value-type="string" calcext:value-type="string">
            <text:p>II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Kuch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I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lsz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V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y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orow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ojnac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linek</text:p>
          </table:table-cell>
          <table:table-cell office:value-type="string" calcext:value-type="string">
            <text:p>I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d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IV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asn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winek</text:p>
          </table:table-cell>
          <table:table-cell office:value-type="string" calcext:value-type="string">
            <text:p>V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Plan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e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Wojciech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toj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wal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it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nd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rotosz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I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n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adarz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dam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Stroj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wa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mic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dzin</text:p>
          </table:table-cell>
          <table:table-cell office:value-type="string" calcext:value-type="string">
            <text:p>I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aw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rczy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wan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usz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II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Kwiat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V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Rudn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II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iercio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la Podlaska</text:p>
          </table:table-cell>
          <table:table-cell office:value-type="string" calcext:value-type="string">
            <text:p>III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Nos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Ambroz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s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laszewo</text:p>
          </table:table-cell>
          <table:table-cell office:value-type="string" calcext:value-type="string">
            <text:p>I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God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I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urdziel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Reba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omagal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II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w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an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C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 Podlaski</text:p>
          </table:table-cell>
          <table:table-cell office:value-type="string" calcext:value-type="string">
            <text:p>I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Wozn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V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iegaj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S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Lega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cpr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weryna</text:p>
          </table:table-cell>
          <table:table-cell office:value-type="string" calcext:value-type="string">
            <text:p>Ko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k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zalobry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rabys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eban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wiec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ed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Maj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Kendzi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my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afra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Banan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lodar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os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Baje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awic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V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ew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V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z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elsko - Biala</text:p>
          </table:table-cell>
          <table:table-cell office:value-type="string" calcext:value-type="string">
            <text:p>II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ydgo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iotr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V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Kul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owal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II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I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iele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I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la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V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zewo</text:p>
          </table:table-cell>
          <table:table-cell office:value-type="string" calcext:value-type="string">
            <text:p>IV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Blaz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V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wiat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V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b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Warsza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sk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zurk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IV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Garnc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zeg Dolny</text:p>
          </table:table-cell>
          <table:table-cell office:value-type="string" calcext:value-type="string">
            <text:p>III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r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Lakom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Kalin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V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k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V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ub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V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I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ec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tyc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V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a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nton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Now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ale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Rad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lg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Kam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Sokolo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I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abal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Fleis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Mil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II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dale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szedoby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oradi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I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kub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argo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Py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lupki</text:p>
          </table:table-cell>
          <table:table-cell office:value-type="string" calcext:value-type="string">
            <text:p>III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Go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lawomira</text:p>
          </table:table-cell>
          <table:table-cell office:value-type="string" calcext:value-type="string">
            <text:p>Czerwi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V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orfeusz</text:p>
          </table:table-cell>
          <table:table-cell office:value-type="string" calcext:value-type="string">
            <text:p>Grode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lesz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II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oguslaw</text:p>
          </table:table-cell>
          <table:table-cell office:value-type="string" calcext:value-type="string">
            <text:p>Olsz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I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o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lm</text:p>
          </table:table-cell>
          <table:table-cell office:value-type="string" calcext:value-type="string">
            <text:p>IV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to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ysoc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py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Dus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ym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abr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Grzyb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re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orba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Du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lodar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V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ty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cho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ub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Czwart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uz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V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bu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rzow</text:p>
          </table:table-cell>
          <table:table-cell office:value-type="string" calcext:value-type="string">
            <text:p>I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uta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oko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bol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atow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limint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yzne</text:p>
          </table:table-cell>
          <table:table-cell office:value-type="string" calcext:value-type="string">
            <text:p>II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Zawadz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et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Aleks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Rokpo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s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chanow</text:p>
          </table:table-cell>
          <table:table-cell office:value-type="string" calcext:value-type="string">
            <text:p>I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ry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ale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I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Now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leks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cinek</text:p>
          </table:table-cell>
          <table:table-cell office:value-type="string" calcext:value-type="string">
            <text:p>III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Drab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u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V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Okular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uszy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Fisz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Choloniew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V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krzyp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I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Zaj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ad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II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oko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szyn</text:p>
          </table:table-cell>
          <table:table-cell office:value-type="string" calcext:value-type="string">
            <text:p>V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teb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ab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r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ibo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ban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jdas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Gorzegorz</text:p>
          </table:table-cell>
          <table:table-cell office:value-type="string" calcext:value-type="string">
            <text:p>Tu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rzec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II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Oleks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estochowa</text:p>
          </table:table-cell>
          <table:table-cell office:value-type="string" calcext:value-type="string">
            <text:p>I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uszy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Klu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archi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Kolan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Bieg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a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Pustu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I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elestyna</text:p>
          </table:table-cell>
          <table:table-cell office:value-type="string" calcext:value-type="string">
            <text:p>Ozg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Jas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arci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browa Gornicza</text:p>
          </table:table-cell>
          <table:table-cell office:value-type="string" calcext:value-type="string">
            <text:p>I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odsiad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szyna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s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rom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W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V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ncz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ca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Tom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Rasz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s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V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V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ach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ojci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I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ugustyni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I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zum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lin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zu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jz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I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n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I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R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wiec</text:p>
          </table:table-cell>
          <table:table-cell office:value-type="string" calcext:value-type="string">
            <text:p>V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Adam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Chlebda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Cwi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IV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Labaziewi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I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Cich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I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odczasi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lugopole-Zdroj</text:p>
          </table:table-cell>
          <table:table-cell office:value-type="string" calcext:value-type="string">
            <text:p>I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yb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II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czubl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bieszowice</text:p>
          </table:table-cell>
          <table:table-cell office:value-type="string" calcext:value-type="string">
            <text:p>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zl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ilin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opli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am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bre Miasto</text:p>
          </table:table-cell>
          <table:table-cell office:value-type="string" calcext:value-type="string">
            <text:p>III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omn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zierzoniow</text:p>
          </table:table-cell>
          <table:table-cell office:value-type="string" calcext:value-type="string">
            <text:p>V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yl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zierzoniow</text:p>
          </table:table-cell>
          <table:table-cell office:value-type="string" calcext:value-type="string">
            <text:p>II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Adam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V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t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blag</text:p>
          </table:table-cell>
          <table:table-cell office:value-type="string" calcext:value-type="string">
            <text:p>I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II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rle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V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Czarnole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Styp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k</text:p>
          </table:table-cell>
          <table:table-cell office:value-type="string" calcext:value-type="string">
            <text:p>I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oz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Surow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V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Grab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II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eni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leksandr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I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lodzie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II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Szyb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V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dw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V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an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blo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o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V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Jozw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ntcz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ag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V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I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Hubert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isi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II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Banasz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Ry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alec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eraltowice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ers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s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Kucha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V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Antk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Katan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y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rza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V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Piet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Man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I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ogo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je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udzi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walon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I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aw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I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Chmielew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V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Dobo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V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Aw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Piecho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V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waj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ubczyce</text:p>
          </table:table-cell>
          <table:table-cell office:value-type="string" calcext:value-type="string">
            <text:p>I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V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wo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l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ryl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V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iegaj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Adamowi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damie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ik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cholazy</text:p>
          </table:table-cell>
          <table:table-cell office:value-type="string" calcext:value-type="string">
            <text:p>II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onstancja</text:p>
          </table:table-cell>
          <table:table-cell office:value-type="string" calcext:value-type="string">
            <text:p>Rasz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I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e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Czemis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I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Gornia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zl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ki Male</text:p>
          </table:table-cell>
          <table:table-cell office:value-type="string" calcext:value-type="string">
            <text:p>I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I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Jachim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rzow Wielkopolski</text:p>
          </table:table-cell>
          <table:table-cell office:value-type="string" calcext:value-type="string">
            <text:p>I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Celebo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Jozafat</text:p>
          </table:table-cell>
          <table:table-cell office:value-type="string" calcext:value-type="string">
            <text:p>Marcin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II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Garba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Zawod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styn</text:p>
          </table:table-cell>
          <table:table-cell office:value-type="string" calcext:value-type="string">
            <text:p>III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Kaspe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al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u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wozdz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dziadz</text:p>
          </table:table-cell>
          <table:table-cell office:value-type="string" calcext:value-type="string">
            <text:p>II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Regu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Hal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I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Sar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V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cislo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I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Ro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yfice</text:p>
          </table:table-cell>
          <table:table-cell office:value-type="string" calcext:value-type="string">
            <text:p>I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k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Oli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II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Fele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I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Gol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II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Paw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V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hrz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linow</text:p>
          </table:table-cell>
          <table:table-cell office:value-type="string" calcext:value-type="string">
            <text:p>I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chw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V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olew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II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zern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rebenne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Bobr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awa</text:p>
          </table:table-cell>
          <table:table-cell office:value-type="string" calcext:value-type="string">
            <text:p>III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Low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awa</text:p>
          </table:table-cell>
          <table:table-cell office:value-type="string" calcext:value-type="string">
            <text:p>III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wierzy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wroclaw</text:p>
          </table:table-cell>
          <table:table-cell office:value-type="string" calcext:value-type="string">
            <text:p>I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Mazur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nap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V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miel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ysz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I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Czaj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Pietrusz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Lichw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a</text:p>
          </table:table-cell>
          <table:table-cell office:value-type="string" calcext:value-type="string">
            <text:p>I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ard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I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byl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zbica Kujawska</text:p>
          </table:table-cell>
          <table:table-cell office:value-type="string" calcext:value-type="string">
            <text:p>III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zolda</text:p>
          </table:table-cell>
          <table:table-cell office:value-type="string" calcext:value-type="string">
            <text:p>Jar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uszyce</text:p>
          </table:table-cell>
          <table:table-cell office:value-type="string" calcext:value-type="string">
            <text:p>I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a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Fir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Gil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Balce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I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rod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l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kasiewic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Haszcz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V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Jedrzej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ichal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Kurzawins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V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Adam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slo</text:p>
          </table:table-cell>
          <table:table-cell office:value-type="string" calcext:value-type="string">
            <text:p>I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n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Dyk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Maciejew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V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k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Ba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rat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miet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strzebie-Zdroj</text:p>
          </table:table-cell>
          <table:table-cell office:value-type="string" calcext:value-type="string">
            <text:p>IV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u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Poberez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I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Bogd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I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Bardz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I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ra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I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cer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Ber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ku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ro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V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sla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cia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V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lazej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I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ynka</text:p>
          </table:table-cell>
          <table:table-cell office:value-type="string" calcext:value-type="string">
            <text:p>I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Tobo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I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edr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I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er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is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adomil</text:p>
          </table:table-cell>
          <table:table-cell office:value-type="string" calcext:value-type="string">
            <text:p>Grudzi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V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obo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Dobrzyn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I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rzejow</text:p>
          </table:table-cell>
          <table:table-cell office:value-type="string" calcext:value-type="string">
            <text:p>V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lu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I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Nowi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V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Jane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anci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Guz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I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Pia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V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aj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isa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I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zym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jkowice</text:p>
          </table:table-cell>
          <table:table-cell office:value-type="string" calcext:value-type="string">
            <text:p>V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wiec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lenia Gora</text:p>
          </table:table-cell>
          <table:table-cell office:value-type="string" calcext:value-type="string">
            <text:p>II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nar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lenia Gora</text:p>
          </table:table-cell>
          <table:table-cell office:value-type="string" calcext:value-type="string">
            <text:p>I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Nowak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I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edr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II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l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zewo</text:p>
          </table:table-cell>
          <table:table-cell office:value-type="string" calcext:value-type="string">
            <text:p>I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y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zefow</text:p>
          </table:table-cell>
          <table:table-cell office:value-type="string" calcext:value-type="string">
            <text:p>II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Mil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zefow</text:p>
          </table:table-cell>
          <table:table-cell office:value-type="string" calcext:value-type="string">
            <text:p>IV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os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II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ota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nasz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Aba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ianka</text:p>
          </table:table-cell>
          <table:table-cell office:value-type="string" calcext:value-type="string">
            <text:p>IV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wiat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III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Maciej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V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ru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tani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icho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niewo</text:p>
          </table:table-cell>
          <table:table-cell office:value-type="string" calcext:value-type="string">
            <text:p>I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yran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strzew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Ny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ij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ernaci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w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ybor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Kot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Wawrzyn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iebi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aw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Wiej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uch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ilip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abr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Pacu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Bawa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Micha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s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ol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sni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on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Perczyn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Grusz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ar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lod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Czaj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ierzch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ot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udz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Piotr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tachowi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oczor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ucja</text:p>
          </table:table-cell>
          <table:table-cell office:value-type="string" calcext:value-type="string">
            <text:p>Wic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ojc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I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Sym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So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ierzbi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wieg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Pudl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Zawod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osz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Bur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dla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Zimnowo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lodzislaw</text:p>
          </table:table-cell>
          <table:table-cell office:value-type="string" calcext:value-type="string">
            <text:p>Wojt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Cab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V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il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Czarne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Tara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Ciechanowic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rgiusz</text:p>
          </table:table-cell>
          <table:table-cell office:value-type="string" calcext:value-type="string">
            <text:p>Migda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V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wide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ompa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eche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I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i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Czyl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lawin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I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Brac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V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uz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V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Orl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Abac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I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Rybic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ulej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yz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a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zumyl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Bu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Czarnec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Bal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I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Giz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il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iec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r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Czyrn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dzierzyn-Kozle</text:p>
          </table:table-cell>
          <table:table-cell office:value-type="string" calcext:value-type="string">
            <text:p>IV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ros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II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lom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II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eglar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ym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pice</text:p>
          </table:table-cell>
          <table:table-cell office:value-type="string" calcext:value-type="string">
            <text:p>I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Ba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zesin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Chody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mbr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ty</text:p>
          </table:table-cell>
          <table:table-cell office:value-type="string" calcext:value-type="string">
            <text:p>I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ron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oc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raz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V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t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u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Liter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Siwczy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k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I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str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Bande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Sliw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zyb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Balic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I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Has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V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och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Za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V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Lin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losz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I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Lech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szczow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Baj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rnaw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V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iera</text:p>
          </table:table-cell>
          <table:table-cell office:value-type="string" calcext:value-type="string">
            <text:p>August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I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Adam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I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romol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zczepa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I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Me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omnice</text:p>
          </table:table-cell>
          <table:table-cell office:value-type="string" calcext:value-type="string">
            <text:p>V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bylin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echoslawa</text:p>
          </table:table-cell>
          <table:table-cell office:value-type="string" calcext:value-type="string">
            <text:p>Burc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II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s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go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bylin-Borzymy</text:p>
          </table:table-cell>
          <table:table-cell office:value-type="string" calcext:value-type="string">
            <text:p>IV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rn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Cab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I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Kaj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I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o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utek</text:p>
          </table:table-cell>
          <table:table-cell office:value-type="string" calcext:value-type="string">
            <text:p>IV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oje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baskowo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u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lbaskowo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i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V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am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dami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Ogono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iskowi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V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M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V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hody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edy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Wozni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Farc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V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Kosz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August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randy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Chark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ybul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Mieczyslaw</text:p>
          </table:table-cell>
          <table:table-cell office:value-type="string" calcext:value-type="string">
            <text:p>Zuch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akow</text:p>
          </table:table-cell>
          <table:table-cell office:value-type="string" calcext:value-type="string">
            <text:p>I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w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Barc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in</text:p>
          </table:table-cell>
          <table:table-cell office:value-type="string" calcext:value-type="string">
            <text:p>II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Sto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Filip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t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Jaskol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scian</text:p>
          </table:table-cell>
          <table:table-cell office:value-type="string" calcext:value-type="string">
            <text:p>III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Waw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strzyn</text:p>
          </table:table-cell>
          <table:table-cell office:value-type="string" calcext:value-type="string">
            <text:p>IV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Pazdziern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II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ybrani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I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eraka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s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dnar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Ichni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I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Slon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pkowice</text:p>
          </table:table-cell>
          <table:table-cell office:value-type="string" calcext:value-type="string">
            <text:p>IV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Czaj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snik</text:p>
          </table:table-cell>
          <table:table-cell office:value-type="string" calcext:value-type="string">
            <text:p>I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j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snik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ran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Dziernan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h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II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Irmina</text:p>
          </table:table-cell>
          <table:table-cell office:value-type="string" calcext:value-type="string">
            <text:p>Ki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aczm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II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Judyc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Mikolaj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V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cz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uszwica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wi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V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I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born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Ba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zeszowice</text:p>
          </table:table-cell>
          <table:table-cell office:value-type="string" calcext:value-type="string">
            <text:p>V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edy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zyz Wielkopolski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alup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dowa-Slone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u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Mrow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e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V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oziczon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Chrasc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V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an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V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Sobcz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I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Ciecie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ob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Marz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I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l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znia Raciborska</text:p>
          </table:table-cell>
          <table:table-cell office:value-type="string" calcext:value-type="string">
            <text:p>I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uz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znica Bialostocka</text:p>
          </table:table-cell>
          <table:table-cell office:value-type="string" calcext:value-type="string">
            <text:p>V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azu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znica Bialostocka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Skrzyp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Krakow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II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otw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zyca</text:p>
          </table:table-cell>
          <table:table-cell office:value-type="string" calcext:value-type="string">
            <text:p>V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Bul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zyca</text:p>
          </table:table-cell>
          <table:table-cell office:value-type="string" calcext:value-type="string">
            <text:p>I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odzi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domila</text:p>
          </table:table-cell>
          <table:table-cell office:value-type="string" calcext:value-type="string">
            <text:p>Boj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II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awrz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Gone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Zago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V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Ro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etr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iga</text:p>
          </table:table-cell>
          <table:table-cell office:value-type="string" calcext:value-type="string">
            <text:p>Deb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I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iud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Zawal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ziny</text:p>
          </table:table-cell>
          <table:table-cell office:value-type="string" calcext:value-type="string">
            <text:p>I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dn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austyn</text:p>
          </table:table-cell>
          <table:table-cell office:value-type="string" calcext:value-type="string">
            <text:p>Kat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Kuz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I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ujd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V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Piat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os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I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obo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aw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I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l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ki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I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Ostr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Kozl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abcz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V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yg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r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gaj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o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ta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ial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us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n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godz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M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nowa</text:p>
          </table:table-cell>
          <table:table-cell office:value-type="string" calcext:value-type="string">
            <text:p>III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kubow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dz</text:p>
          </table:table-cell>
          <table:table-cell office:value-type="string" calcext:value-type="string">
            <text:p>II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edzie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mza</text:p>
          </table:table-cell>
          <table:table-cell office:value-type="string" calcext:value-type="string">
            <text:p>III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Ma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mza</text:p>
          </table:table-cell>
          <table:table-cell office:value-type="string" calcext:value-type="string">
            <text:p>III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ro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I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Luban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I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Dziar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baczow</text:p>
          </table:table-cell>
          <table:table-cell office:value-type="string" calcext:value-type="string">
            <text:p>V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lac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adz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zni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V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Pawlow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I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yb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V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reb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Andrych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oko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otr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II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r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i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Lip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Zelaz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V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zkwa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V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wo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ojna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II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Ryb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iec</text:p>
          </table:table-cell>
          <table:table-cell office:value-type="string" calcext:value-type="string">
            <text:p>I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wsian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II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bu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rzmiel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wowek Slaski</text:p>
          </table:table-cell>
          <table:table-cell office:value-type="string" calcext:value-type="string">
            <text:p>II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edrz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II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abe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Pigul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II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e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ab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V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Wojtek</text:p>
          </table:table-cell>
          <table:table-cell office:value-type="string" calcext:value-type="string">
            <text:p>Trzco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V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Mal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I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las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a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Blisz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ala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echow</text:p>
          </table:table-cell>
          <table:table-cell office:value-type="string" calcext:value-type="string">
            <text:p>II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Wit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dzyrzecz</text:p>
          </table:table-cell>
          <table:table-cell office:value-type="string" calcext:value-type="string">
            <text:p>I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e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edzyrzecze</text:p>
          </table:table-cell>
          <table:table-cell office:value-type="string" calcext:value-type="string">
            <text:p>II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Alanc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edzyrzecze</text:p>
          </table:table-cell>
          <table:table-cell office:value-type="string" calcext:value-type="string">
            <text:p>III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I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ucjusz</text:p>
          </table:table-cell>
          <table:table-cell office:value-type="string" calcext:value-type="string">
            <text:p>Tokar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II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l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ajki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Chu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rtosz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Ma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V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du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Grzesz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lic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Chlopi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Lech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usi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pern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Gib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ab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rasz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ek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horzow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ielcz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II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koczy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Kucha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rna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Gury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hl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ym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Balo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low</text:p>
          </table:table-cell>
          <table:table-cell office:value-type="string" calcext:value-type="string">
            <text:p>I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Adamczy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ow</text:p>
          </table:table-cell>
          <table:table-cell office:value-type="string" calcext:value-type="string">
            <text:p>V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Modr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II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ra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V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V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Krystiana</text:p>
          </table:table-cell>
          <table:table-cell office:value-type="string" calcext:value-type="string">
            <text:p>Wol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lynarze</text:p>
          </table:table-cell>
          <table:table-cell office:value-type="string" calcext:value-type="string">
            <text:p>III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IV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czy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i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ak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o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Go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zel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lo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Hau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chmi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wie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S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Charem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Jawo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La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szczo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sciel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Drukar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zczepan</text:p>
          </table:table-cell>
          <table:table-cell office:value-type="string" calcext:value-type="string">
            <text:p>Sob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V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acpe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V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kaln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Lo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osk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alino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eszczy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V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acutki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oli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II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Mun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Tka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lowice</text:p>
          </table:table-cell>
          <table:table-cell office:value-type="string" calcext:value-type="string">
            <text:p>I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c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Piotr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ajt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apus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Krasu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Lencznar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lad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lim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V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Mal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V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a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I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ieszpo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hy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ow</text:p>
          </table:table-cell>
          <table:table-cell office:value-type="string" calcext:value-type="string">
            <text:p>II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V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ajer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icz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V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pin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iko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odor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ns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I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Szczygie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I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V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Pa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rl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Andrus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Raku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leczow</text:p>
          </table:table-cell>
          <table:table-cell office:value-type="string" calcext:value-type="string">
            <text:p>I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l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s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Py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Cz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w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ocha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Adam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Napars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rty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V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oru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n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re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Now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osior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reczyc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V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us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ujacz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ro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V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n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ond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acz</text:p>
          </table:table-cell>
          <table:table-cell office:value-type="string" calcext:value-type="string">
            <text:p>III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Kolodzi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Ludzie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lomczy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yco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awryn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hilu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d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udz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orut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iel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Litw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Ostr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d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Grzes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Milo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czepa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Pietr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chac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wal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en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ap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iechanowic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Maj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pusc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yman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V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uchalte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II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jk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Bare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I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nd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V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ura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II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rzes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snow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j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Emin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V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Reszczy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Piwowarczy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V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le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wa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za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</text:p>
          </table:table-cell>
          <table:table-cell office:value-type="string" calcext:value-type="string">
            <text:p>I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Nis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Smol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go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orniki</text:p>
          </table:table-cell>
          <table:table-cell office:value-type="string" calcext:value-type="string">
            <text:p>I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Bochen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ktawian</text:p>
          </table:table-cell>
          <table:table-cell office:value-type="string" calcext:value-type="string">
            <text:p>Kade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nogrodz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Baran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niki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rab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alin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arp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Ros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iela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uj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Fel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V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rzyze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oja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anaszczy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k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iat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Wal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ci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Syma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I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ocla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Roj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a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zyman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V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Banas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l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ieniec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oraj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zlachc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rzebnic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Gruszczyns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w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w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eb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ka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aj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V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Jakob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V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Szeru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Drzewi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an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or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V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Klim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Kr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Malch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II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Urb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I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Banach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II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us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zyna</text:p>
          </table:table-cell>
          <table:table-cell office:value-type="string" calcext:value-type="string">
            <text:p>IV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Olsze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I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Za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III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l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troleka</text:p>
          </table:table-cell>
          <table:table-cell office:value-type="string" calcext:value-type="string">
            <text:p>II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bi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Barszcz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zuba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uc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rci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et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Ziel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V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Lip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I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Rus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V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V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isz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zm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V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o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wiecim</text:p>
          </table:table-cell>
          <table:table-cell office:value-type="string" calcext:value-type="string">
            <text:p>I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Gaj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I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ikolajczy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erkow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muchow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dnar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I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artcj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I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oludni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echowice</text:p>
          </table:table-cell>
          <table:table-cell office:value-type="string" calcext:value-type="string">
            <text:p>V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Pac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ero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Fud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Lata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I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Gaj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V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elech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ieka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II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Toka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robl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Banach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Bas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otrkow Trybunalski</text:p>
          </table:table-cell>
          <table:table-cell office:value-type="string" calcext:value-type="string">
            <text:p>I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li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hlop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Mroz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noch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I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Flo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wniczna-Zdroj</text:p>
          </table:table-cell>
          <table:table-cell office:value-type="string" calcext:value-type="string">
            <text:p>I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Roj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III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Lat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V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epe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ock</text:p>
          </table:table-cell>
          <table:table-cell office:value-type="string" calcext:value-type="string">
            <text:p>I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Drozd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hm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Dabrow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aj</text:p>
          </table:table-cell>
          <table:table-cell office:value-type="string" calcext:value-type="string">
            <text:p>I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Dudz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jt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We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V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Firle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ielb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I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rys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Grzm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I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yta</text:p>
          </table:table-cell>
          <table:table-cell office:value-type="string" calcext:value-type="string">
            <text:p>Nowa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V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Naj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azmier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Lacz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dnik</text:p>
          </table:table-cell>
          <table:table-cell office:value-type="string" calcext:value-type="string">
            <text:p>V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Trzebiat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ielaw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I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s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I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Lew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Naw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nusz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szczudlow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jc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ziwu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Bialowas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iej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Hej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V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zarn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V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Kroli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Gajdem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II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sl</text:p>
          </table:table-cell>
          <table:table-cell office:value-type="string" calcext:value-type="string">
            <text:p>I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Ha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yszogra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V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Bator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Kondrat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Ciech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Bug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I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czo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V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mit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V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an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Tur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III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orz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I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oko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II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ub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Dwor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ar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awy</text:p>
          </table:table-cell>
          <table:table-cell office:value-type="string" calcext:value-type="string">
            <text:p>I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Gorec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Ewert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V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Rab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wo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isas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Hubi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Nowa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ne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Pohorec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I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Gra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owice</text:p>
          </table:table-cell>
          <table:table-cell office:value-type="string" calcext:value-type="string">
            <text:p>IV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Szklar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I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awin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rbowni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yrzyce</text:p>
          </table:table-cell>
          <table:table-cell office:value-type="string" calcext:value-type="string">
            <text:p>IV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losin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Heb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ules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adoslaw</text:p>
          </table:table-cell>
          <table:table-cell office:value-type="string" calcext:value-type="string">
            <text:p>Niedzi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I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Wiwat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em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Lipi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ta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V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Har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umie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cin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durz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a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I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Bija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V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L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rylkiewic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I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ewer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zan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Otwo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Tomsz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tach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lotn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Klim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ziw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tu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to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orz</text:p>
          </table:table-cell>
          <table:table-cell office:value-type="string" calcext:value-type="string">
            <text:p>I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Wegrz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V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Gon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I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ab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k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lodzimierz</text:p>
          </table:table-cell>
          <table:table-cell office:value-type="string" calcext:value-type="string">
            <text:p>Kom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yp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islaw</text:p>
          </table:table-cell>
          <table:table-cell office:value-type="string" calcext:value-type="string">
            <text:p>Kowa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iem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V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Wojty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zton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wietrzy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zatylowi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V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an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Mazu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II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ustyna</text:p>
          </table:table-cell>
          <table:table-cell office:value-type="string" calcext:value-type="string">
            <text:p>Swierkow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V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Kryni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g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Wojci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V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ob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Ni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zcze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I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awadz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tefan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V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j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Mor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V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ale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ap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Fij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ryl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wal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I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Graczyn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eni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ol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Dyz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Iwasi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an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szew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s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isto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Cza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y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IV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udyta</text:p>
          </table:table-cell>
          <table:table-cell office:value-type="string" calcext:value-type="string">
            <text:p>Krawi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goznik</text:p>
          </table:table-cell>
          <table:table-cell office:value-type="string" calcext:value-type="string">
            <text:p>V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l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Stro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Andrzej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I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uga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i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Andrzej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asaj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bu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Or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Sona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t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Paw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Zu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Banac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o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Rod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zowiec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I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Kwo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da Slaska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Och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Wol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ysz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lk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onop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Chmielo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Bierna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Rut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b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yrc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I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Jakim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V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oc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Tomk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I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Gregor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Matus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V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Rebaj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I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zin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W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yz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I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w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dzimierz</text:p>
          </table:table-cell>
          <table:table-cell office:value-type="string" calcext:value-type="string">
            <text:p>Wojciech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I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artos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r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ecznikows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Niewiar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Furman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o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V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Malbor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Kreg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ow</text:p>
          </table:table-cell>
          <table:table-cell office:value-type="string" calcext:value-type="string">
            <text:p>II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rec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V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eczo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II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Ko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s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aw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I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Fedor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nas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ypch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alb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V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Szum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blo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V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Jablo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V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Ryn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Zych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ok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ton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kut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ko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Jasin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r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ziek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Banasz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rzesa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obo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siewic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Bor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u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Sla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ojsa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e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Dub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krzydl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V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i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Pien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Holy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V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rzeni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jt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znyr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Klim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mianowice Slaskie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Go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III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giel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radz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Dwor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cho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Dobrzan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ente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ow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elesz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War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I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Szmagl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Bas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ent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o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sim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wierz</text:p>
          </table:table-cell>
          <table:table-cell office:value-type="string" calcext:value-type="string">
            <text:p>I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ro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II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Kadz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ien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erniewice</text:p>
          </table:table-cell>
          <table:table-cell office:value-type="string" calcext:value-type="string">
            <text:p>II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ch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orogoszcz</text:p>
          </table:table-cell>
          <table:table-cell office:value-type="string" calcext:value-type="string">
            <text:p>I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artoszewic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Barska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Lub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up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Bial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Trzop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ujal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Kopyt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j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Bak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at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fa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zn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I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rzysztof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V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aj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de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Pyzi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II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ieweg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wkow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oz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otka</text:p>
          </table:table-cell>
          <table:table-cell office:value-type="string" calcext:value-type="string">
            <text:p>II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Legn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a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I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Du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III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tl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ol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iko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lomczy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chal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m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ol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Grub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V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Mroz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loslaw</text:p>
          </table:table-cell>
          <table:table-cell office:value-type="string" calcext:value-type="string">
            <text:p>Koz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I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Hejdy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Przybyl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u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II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Do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a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icowice</text:p>
          </table:table-cell>
          <table:table-cell office:value-type="string" calcext:value-type="string">
            <text:p>IV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Bar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aga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kocz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Brzezi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I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Ci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woj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krzelicz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an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V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lynar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n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w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ichoc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ugusty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czmarczy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bram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el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yrc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I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Hajdu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Balcer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II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us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olczy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Gro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Chmielac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Miel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Os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I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bec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Wozn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ani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omcz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mot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V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Zmel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Szczepa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V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Miek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Antonki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I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Zakr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ch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Adamec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I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Wolowi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Kros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arsz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ron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II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Ćm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I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okol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ha Beskidzka</text:p>
          </table:table-cell>
          <table:table-cell office:value-type="string" calcext:value-type="string">
            <text:p>V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iesl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raz</text:p>
          </table:table-cell>
          <table:table-cell office:value-type="string" calcext:value-type="string">
            <text:p>I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az</text:p>
          </table:table-cell>
          <table:table-cell office:value-type="string" calcext:value-type="string">
            <text:p>I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Tarno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walki</text:p>
          </table:table-cell>
          <table:table-cell office:value-type="string" calcext:value-type="string">
            <text:p>I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rylo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walki</text:p>
          </table:table-cell>
          <table:table-cell office:value-type="string" calcext:value-type="string">
            <text:p>I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ojciech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V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s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Dud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cko</text:p>
          </table:table-cell>
          <table:table-cell office:value-type="string" calcext:value-type="string">
            <text:p>IV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Cichawa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zczy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ozi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radow-Zdroj</text:p>
          </table:table-cell>
          <table:table-cell office:value-type="string" calcext:value-type="string">
            <text:p>I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rzybyl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Podsiad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n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Fastnac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udz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Wrzes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on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Ancz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zan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Znoj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szc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Konwi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V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ikor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elislaw</text:p>
          </table:table-cell>
          <table:table-cell office:value-type="string" calcext:value-type="string">
            <text:p>Watro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lin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de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tor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Wit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Bloc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aj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ro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V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Bliz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zmi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Fi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il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II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al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etochlowice</text:p>
          </table:table-cell>
          <table:table-cell office:value-type="string" calcext:value-type="string">
            <text:p>IV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Biega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Benedyk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habe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noujscie</text:p>
          </table:table-cell>
          <table:table-cell office:value-type="string" calcext:value-type="string">
            <text:p>I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II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Biel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limas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amotuly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ledz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II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Lis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I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tycz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III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okar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czecinek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Wro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V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ialow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mieta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Pawli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al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Konew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V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yb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ru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erakows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I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Al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Marz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ociny</text:p>
          </table:table-cell>
          <table:table-cell office:value-type="string" calcext:value-type="string">
            <text:p>II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isie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Drozdz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Jur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akuc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Ok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I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s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iech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I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Bor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l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Kotla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i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Bogusla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V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banczy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owa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V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lcer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Bor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k</text:p>
          </table:table-cell>
          <table:table-cell office:value-type="string" calcext:value-type="string">
            <text:p>I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V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oran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ureliusz</text:p>
          </table:table-cell>
          <table:table-cell office:value-type="string" calcext:value-type="string">
            <text:p>Dabrowsk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a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ord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roslaw</text:p>
          </table:table-cell>
          <table:table-cell office:value-type="string" calcext:value-type="string">
            <text:p>Choch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itt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V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rasiczy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en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Bartusi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I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cha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V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rach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ol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a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Terle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Sz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Grochal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w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Ja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Czerw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II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am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Magi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I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Wisni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j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limi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I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gnasz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ieczo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V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sars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yt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ozni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ro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V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Nuc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V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uj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wi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I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Ostrobram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Dan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arabas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II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Komini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V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ierp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I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Ostrow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sto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V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Czer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Adam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V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Jawor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icha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Wan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Wojciech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III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Ostr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V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Tomasz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skie Gory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yszko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ekoci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czmar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II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Bl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IV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ro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espol</text:p>
          </table:table-cell>
          <table:table-cell office:value-type="string" calcext:value-type="string">
            <text:p>V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Figie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ildar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rucz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o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II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miel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maszow Lubelski</text:p>
          </table:table-cell>
          <table:table-cell office:value-type="string" calcext:value-type="string">
            <text:p>V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R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ladyslaw</text:p>
          </table:table-cell>
          <table:table-cell office:value-type="string" calcext:value-type="string">
            <text:p>Ol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II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Tyl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un</text:p>
          </table:table-cell>
          <table:table-cell office:value-type="string" calcext:value-type="string">
            <text:p>IV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Sob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li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Dym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V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n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I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ustel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am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V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una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V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ut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Chw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jna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I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Bajer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Figur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eben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az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I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orda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Krzysk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V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V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zaak</text:p>
          </table:table-cell>
          <table:table-cell office:value-type="string" calcext:value-type="string">
            <text:p>Gaw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Zwozn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I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ink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oli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og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e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I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ieczyslawa</text:p>
          </table:table-cell>
          <table:table-cell office:value-type="string" calcext:value-type="string">
            <text:p>Szym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Augustynecz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cz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ude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edrusz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Rossudow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ys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e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Tar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Wieczo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V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uchars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Sokol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V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ce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Sikor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Szydl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str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II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V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erszczyn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V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B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Otwin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Lusz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al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Misi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Sobie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is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ab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V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Kozub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ed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tron</text:p>
          </table:table-cell>
          <table:table-cell office:value-type="string" calcext:value-type="string">
            <text:p>II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Pietr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aczy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Boro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o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j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I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Kab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abin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Garba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led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alczy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Zawadz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I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Rut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V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Kie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ro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IV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Bij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V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ertruda</text:p>
          </table:table-cell>
          <table:table-cell office:value-type="string" calcext:value-type="string">
            <text:p>Rzasow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growiec</text:p>
          </table:table-cell>
          <table:table-cell office:value-type="string" calcext:value-type="string">
            <text:p>II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worec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Ryda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I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dam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III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endzielor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Dziedz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Duz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He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ce</text:p>
          </table:table-cell>
          <table:table-cell office:value-type="string" calcext:value-type="string">
            <text:p>II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ola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Dudz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V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Lud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I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Baj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grodnicza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II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Male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V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Frymar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gorzewo</text:p>
          </table:table-cell>
          <table:table-cell office:value-type="string" calcext:value-type="string">
            <text:p>I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Hohenb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gorzewo</text:p>
          </table:table-cell>
          <table:table-cell office:value-type="string" calcext:value-type="string">
            <text:p>I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as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u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I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Ho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jherowo</text:p>
          </table:table-cell>
          <table:table-cell office:value-type="string" calcext:value-type="string">
            <text:p>II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Zieli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anaki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Kacz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r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I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ied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Zucho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omasz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V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Marchew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I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ol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Lamors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oznia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Tomasze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I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Cele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sla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Chalbin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Bor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V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lim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onia</text:p>
          </table:table-cell>
          <table:table-cell office:value-type="string" calcext:value-type="string">
            <text:p>IV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sia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loclawek</text:p>
          </table:table-cell>
          <table:table-cell office:value-type="string" calcext:value-type="string">
            <text:p>I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Praw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V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hwal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I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ol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lodowice</text:p>
          </table:table-cell>
          <table:table-cell office:value-type="string" calcext:value-type="string">
            <text:p>V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czmare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aczma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L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I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iolkows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Polani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V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Kacz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II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Amano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rus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V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ter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ul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V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c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ch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dzislaw Slaski</text:p>
          </table:table-cell>
          <table:table-cell office:value-type="string" calcext:value-type="string">
            <text:p>I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Kazd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I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zur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Mikul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iennic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I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Piet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V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zurki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id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an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Bitw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las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ice</text:p>
          </table:table-cell>
          <table:table-cell office:value-type="string" calcext:value-type="string">
            <text:p>I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ombier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I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Anusz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i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hmielar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zesin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V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Kukuls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Afgans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Mar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ozlowsk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V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uchar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it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brom</text:p>
          </table:table-cell>
          <table:table-cell office:value-type="string" calcext:value-type="string">
            <text:p>II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rzes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rnac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I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Chin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eb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ysoc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walczy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V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niecz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II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D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l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II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e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brodzie</text:p>
          </table:table-cell>
          <table:table-cell office:value-type="string" calcext:value-type="string">
            <text:p>I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emeni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Fujarewic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atus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Telej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V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adoslawa</text:p>
          </table:table-cell>
          <table:table-cell office:value-type="string" calcext:value-type="string">
            <text:p>Poniedzial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V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Wisni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V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Lew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tcz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I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Nowak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I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Rutk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Michali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kol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I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al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I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ko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arc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lek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Kub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otoc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Lubasz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I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I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Bor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brow</text:p>
          </table:table-cell>
          <table:table-cell office:value-type="string" calcext:value-type="string">
            <text:p>II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Macieje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V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na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Arab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um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szy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laszczy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rzeczko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Antoszew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dna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sc</text:p>
          </table:table-cell>
          <table:table-cell office:value-type="string" calcext:value-type="string">
            <text:p>I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Bobk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I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usz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ymans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I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eg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tkow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oter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Bartos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Michal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Haraz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sciusz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l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a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Slow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V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okos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I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Masl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sielewi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orzelec</text:p>
          </table:table-cell>
          <table:table-cell office:value-type="string" calcext:value-type="string">
            <text:p>I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y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elona Gora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y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elona Gora</text:p>
          </table:table-cell>
          <table:table-cell office:value-type="string" calcext:value-type="string">
            <text:p>I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uiza</text:p>
          </table:table-cell>
          <table:table-cell office:value-type="string" calcext:value-type="string">
            <text:p>Pawl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obel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I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char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ors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odn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II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r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asi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I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szcz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ry</text:p>
          </table:table-cell>
          <table:table-cell office:value-type="string" calcext:value-type="string">
            <text:p>V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Gor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yrardow</text:p>
          </table:table-cell>
          <table:table-cell office:value-type="string" calcext:value-type="string">
            <text:p>V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Msciwuj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yrardow</text:p>
          </table:table-cell>
          <table:table-cell office:value-type="string" calcext:value-type="string">
            <text:p>II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edn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er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lek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Hen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I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Ziemowit</text:p>
          </table:table-cell>
          <table:table-cell office:value-type="string" calcext:value-type="string">
            <text:p>Szczep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I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ud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Pieczenczy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II</text:p>
          </table:table-cell>
          <table:table-cell office:value-type="float" office:value="2229" calcext:value-type="float">
            <text:p>2229</text:p>
          </table:table-cell>
        </table:table-row>
      </table:table>
      <table:table table:name="Arkusz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uczelni</text:p>
          </table:table-cell>
          <table:table-cell office:value-type="string" calcext:value-type="string">
            <text:p>uczeln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wersytet Krolews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ademia Sztuk Piekn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technika Krolew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technika Informatyczno-Elektronicz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wersytet Sportu i Turystyk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yzsza Szkoła Technicz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iwersytet Muzyc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wersytet Pedagogicz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iwersytet Ekonomicz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wersytet Rolniczy</text:p>
          </table:table-cell>
        </table:table-row>
      </table:table>
      <table:named-expressions/>
      <table:database-ranges>
        <table:database-range table:name="__Anonymous_Sheet_DB__0" table:target-range-address="Arkusz1.A1:Arkusz1.G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7:25:31.760451703</meta:creation-date>
    <dc:date>2019-09-13T07:55:29.007448463</dc:date>
    <meta:editing-duration>PT8M9S</meta:editing-duration>
    <meta:editing-cycles>1</meta:editing-cycles>
    <meta:document-statistic meta:table-count="2" meta:cell-count="11341" meta:object-count="0"/>
    <meta:generator>LibreOffice/6.0.7.3$Linux_X86_64 LibreOffice_project/00m0$Build-3</meta:generator>
  </office:meta>
</office:document-meta>
</file>